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1"/>
    <style:style style:name="P4" style:family="paragraph" style:parent-style-name="Heading_20_4">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paragraph-properties fo:margin-left="0cm" fo:margin-right="0cm" fo:text-indent="-0.026cm" style:auto-text-indent="false">
        <style:tab-stops/>
      </style:paragraph-properties>
    </style:style>
    <style:style style:name="P14" style:family="paragraph" style:parent-style-name="Text_20_body">
      <style:paragraph-properties fo:margin-left="-2cm" fo:margin-right="0cm" fo:text-indent="0cm" style:auto-text-indent="false"/>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of the 2006 ALTA Annual General Meeting</text:p>
      <text:p text:style-name="P2"><text:span text:style-name="T1">Date:</text:span> Friday 1 December 2006<text:line-break/><text:span text:style-name="T1">Time:</text:span> 1:30<text:line-break/><text:span text:style-name="T1">Location:</text:span> University of Sydney, Sancta Sophia College</text:p>
      <text:h text:style-name="Heading_20_4" text:outline-level="4">Agenda</text:h>
      <text:list text:style-name="L1">
        <text:list-item>
          <text:p text:style-name="P3">Reports by the President (Cécile Paris) and the Secretary (Diego Mollá)</text:p>
        </text:list-item>
        <text:list-item>
          <text:p text:style-name="P3">Issues requiring feedback from ALTA members</text:p>
        </text:list-item>
      </text:list>
      <text:h text:style-name="P4" text:outline-level="4">Reports by the President and the Secretary</text:h>
      <text:p text:style-name="P5">See attached</text:p>
      <text:h text:style-name="Heading_20_4" text:outline-level="4">Issues requiring feedback from ALTA members</text:h>
      <text:list text:style-name="L3">
        <text:list-item>
          <text:p text:style-name="P6"><text:span text:style-name="T1">Mailing lists</text:span>: We currently have 2 mailing lists (alta-tech and alta-announce). Given the low level of activity on these lists, it was proposed to merge the two lists. The resulting list would be rename to alta-list and would be unmoderated for members.</text:p>
        </text:list-item>
      </text:list>
      <text:p text:style-name="Text_20_body"><text:tab/><text:span text:style-name="T1">Voted</text:span>: to merge the two lists (no votes against)</text:p>
      <text:list text:style-name="L3" text:continue-numbering="true">
        <text:list-item>
          <text:p text:style-name="P6"><text:span text:style-name="T1">ALTA money</text:span>: We have some money that resulted from the 2005 workshop. The following suggestions were made about what to use the money for.</text:p>
        </text:list-item>
      </text:list>
      <text:list text:style-name="L4">
        <text:list-item>
          <text:list>
            <text:list-item>
              <text:p text:style-name="P7">Form student bursaries for next workshop. This would enable lower fees for students, especially if the next workshop is run independent from HCSNet or other events.</text:p>
            </text:list-item>
            <text:list-item>
              <text:p text:style-name="P7">Institute fund for best paper awards. It was noted that we do not have a regular income and therefore it is not possible to guarantee a fixed prize money for future awards.</text:p>
            </text:list-item>
            <text:list-item>
              <text:p text:style-name="P7">Keep it as backup for following workshops in case we need it. This would be especially important if a workshop in the future is run independent from HCSNet or other events.</text:p>
            </text:list-item>
          </text:list>
        </text:list-item>
      </text:list>
      <text:p text:style-name="Text_20_body"><text:tab/><text:span text:style-name="T1">Voted</text:span> (unanimously): to give priority to help students.</text:p>
      <text:p text:style-name="Text_20_body"><text:tab/><text:span text:style-name="T1">Voted</text:span>: to use the money as a backup for future summer schools. </text:p>
      <text:list text:style-name="L3" text:continue-numbering="true">
        <text:list-item>
          <text:p text:style-name="P6"><text:span text:style-name="T1">Future Summer Schools</text:span>: The following suggestions were made about future summer schools.</text:p>
        </text:list-item>
      </text:list>
      <text:list text:style-name="L5">
        <text:list-item>
          <text:list>
            <text:list-item>
              <text:p text:style-name="P8">Add courses oriented towards experimental science. The reason for this is that it was noted that many students, especially in their first year, lack skills in experimental science.</text:p>
            </text:list-item>
            <text:list-item>
              <text:p text:style-name="P8">Propose tutorials to SummerFest as a means to increase our visibility in Australia.</text:p>
            </text:list-item>
            <text:list-item>
              <text:p text:style-name="P8">Distribute a call for suggestions of tutorials in the ALTA mailing list.</text:p>
            </text:list-item>
            <text:list-item>
              <text:p text:style-name="P8">Keep a frequency of one school per year. The possibility of running the course in winter was discussed, but finally it was agreed to keep it in summer. The reasons for running the course in summer were:</text:p>
              <text:list>
                <text:list-item>
                  <text:p text:style-name="P8">Winter courses would compete with summer courses run in the Northern Hemisphere.</text:p>
                </text:list-item>
                <text:list-item>
                  <text:p text:style-name="P8">Summer courses can be integrated within the standard cycle of PhD students.</text:p>
                </text:list-item>
                <text:list-item>
                  <text:p text:style-name="P8">Summer courses are more attractive for visitors from the Northern Hemisphere who want a relief from their winter.</text:p>
                </text:list-item>
              </text:list>
            </text:list-item>
          </text:list>
        </text:list-item>
      </text:list>
      <text:list text:style-name="L3" text:continue-numbering="true">
        <text:list-item>
          <text:p text:style-name="P6"><text:span text:style-name="T1">Collocation of next ALTA workshop with HCSNet</text:span>: The general opinion was that it was a good idea to run the workshop as a part of HCSNet for the following reasons.</text:p>
        </text:list-item>
      </text:list>
      <text:list text:style-name="L6">
        <text:list-item>
          <text:list>
            <text:list-item>
              <text:p text:style-name="P9">The organisation of the event becomes much simpler</text:p>
            </text:list-item>
            <text:list-item>
              <text:p text:style-name="P9">There are travel bursaries and fee waivers provided by HCSNet</text:p>
            </text:list-item>
            <text:list-item>
              <text:p text:style-name="P9">The workshop is presented in a broader context that facilitates cross-disciplinary input</text:p>
            </text:list-item>
          </text:list>
          <text:p text:style-name="P9">A disadvantage of collocation with SummerFest is that the final decisions regarding the organisation and dates are fairly late in the year and that leads to short time for preparation. If we are to collocate it was suggested to initiate a preliminary call for papers early in the year even before HCSNet decides whether they would let us collocate with them.</text:p>
        </text:list-item>
      </text:list>
      <text:p text:style-name="Text_20_body"><text:tab/><text:span text:style-name="T1">Voted</text:span>: To seek collocation with next SummerFest.</text:p>
      <text:list text:style-name="L3" text:continue-numbering="true">
        <text:list-item>
          <text:p text:style-name="P6"><text:span text:style-name="T1">ALTA website</text:span>: Diego requested general feedback about recommendations for changes and additions to the websate. Please send any comments to the ALTA mailing list or to <text:a xlink:type="simple" xlink:href="mailto:diego@ics.mq.edu.au">diego@ics.mq.edu.au</text:a></text:p>
        </text:list-item>
        <text:list-item>
          <text:p text:style-name="P6"><text:span text:style-name="T1">Activities in New Zealand</text:span>: There was strong support for having a future ALTA event (workshop or summer school or both) in New Zealand. The issue was raised whether money for travelling to New Zealand would be an issue. Two people believed so.</text:p>
        </text:list-item>
        <text:list-item>
          <text:p text:style-name="P6"><text:span text:style-name="T1">Supporting students</text:span>: The following suggestions were proposed to help students.</text:p>
        </text:list-item>
      </text:list>
      <text:list text:style-name="L7">
        <text:list-item>
          <text:list>
            <text:list-item>
              <text:p text:style-name="P10">Continue with the best student presentation prize</text:p>
            </text:list-item>
            <text:list-item>
              <text:p text:style-name="P10">Introduce a doctoral consortium like those in ACL</text:p>
            </text:list-item>
            <text:list-item>
              <text:p text:style-name="P10">Possibly, to accept shorter papers by students</text:p>
            </text:list-item>
            <text:list-item>
              <text:p text:style-name="P10">To provide written feedback to student presentations, in a line similar to the feedback given in the SummerFest speed papers sessions.</text:p>
            </text:list-item>
          </text:list>
        </text:list-item>
      </text:list>
      <text:list text:style-name="L3" text:continue-numbering="true">
        <text:list-item>
          <text:p text:style-name="P6"><text:span text:style-name="T1">General feedback</text:span>:</text:p>
        </text:list-item>
      </text:list>
      <text:list text:style-name="L8">
        <text:list-item>
          <text:list>
            <text:list-item>
              <text:p text:style-name="P11">A suggestion was made to add demos to the workshop</text:p>
            </text:list-item>
          </text:list>
        </text:list-item>
      </text:list>
      <text:p text:style-name="Text_20_body"/>
      <text:p text:style-name="Text_20_body">The meeting closed at 2:30. The following people and organisations were thanked:</text:p>
      <text:list text:style-name="L9">
        <text:list-item>
          <text:p text:style-name="P12">The members of the past Exec committee: Cécile Paris (president), Diego Mollá (secretary), Patrick Ye (student representative), Steven Bird, Dominique Estival, Andrew Lampert, James Curran. Special thanks to Steven Bird, who was the first president.</text:p>
        </text:list-item>
        <text:list-item>
          <text:p text:style-name="P12">The workshop chairs: Lawrence Cavedon and Ingrid Zukerman, the workshop local organiser: Rolf Schwitter, and HCSNet (especially Kym Buckley) for the organisation of the workshop.</text:p>
        </text:list-item>
        <text:list-item>
          <text:p text:style-name="P12">The paper reviewers, the presenters, the workshop participants, and everybody who submitted.</text:p>
        </text:list-item>
      </text:list>
      <text:p text:style-name="Text_20_body"/>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12-12T10:43:23</meta:creation-date>
    <dc:creator>Diego Molla</dc:creator>
    <dc:date>2006-12-14T17:12:57</dc:date>
    <dc:language>en-US</dc:language>
    <meta:editing-cycles>10</meta:editing-cycles>
    <meta:editing-duration>PT1H18M54S</meta:editing-duration>
    <meta:user-defined meta:name="Info 1"/>
    <meta:user-defined meta:name="Info 2"/>
    <meta:user-defined meta:name="Info 3"/>
    <meta:user-defined meta:name="Info 4"/>
    <meta:document-statistic meta:table-count="0" meta:image-count="0" meta:object-count="0" meta:page-count="2" meta:paragraph-count="43" meta:word-count="734" meta:character-count="4533"/>
  </office:meta>
</office:document-meta>
</file>